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dqn_model</text:p>
          </table:table-cell>
          <table:table-cell office:value-type="string" calcext:value-type="string">
            <text:p>evalReward_mean</text:p>
          </table:table-cell>
          <table:table-cell table:style-name="Default" office:value-type="string" calcext:value-type="string">
            <text:p>solved percent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1" calcext:value-type="float">
            <text:p>261</text:p>
          </table:table-cell>
          <table:table-cell office:value-type="percentage" office:value="0.99" calcext:value-type="percentage">
            <text:p>99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54" calcext:value-type="float">
            <text:p>254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61" calcext:value-type="float">
            <text:p>261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97" calcext:value-type="percentage">
            <text:p>97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4" calcext:value-type="float">
            <text:p>264</text:p>
          </table:table-cell>
          <table:table-cell office:value-type="percentage" office:value="0.95" calcext:value-type="percentage">
            <text:p>9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63" calcext:value-type="float">
            <text:p>263</text:p>
          </table:table-cell>
          <table:table-cell office:value-type="percentage" office:value="0.95" calcext:value-type="percentage">
            <text:p>95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6">0000/00/00</text:date>, <text:time style:data-style-name="N2" text:time-value="21:21:39.96788504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1:35:13.972420314</meta:creation-date>
    <dc:date>2020-06-26T21:56:07.012028521</dc:date>
    <meta:editing-duration>PT7H59M45S</meta:editing-duration>
    <meta:editing-cycles>20</meta:editing-cycles>
    <meta:generator>LibreOffice/5.1.6.2$Linux_X86_64 LibreOffice_project/10m0$Build-2</meta:generator>
    <meta:document-statistic meta:table-count="1" meta:cell-count="24" meta:object-count="0"/>
  </office:meta>
</office:document-meta>
</file>